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officeooo:rsid="000b9282" officeooo:paragraph-rsid="000b9282"/>
    </style:style>
    <style:style style:name="P2" style:family="paragraph" style:parent-style-name="Text_20_body">
      <style:text-properties officeooo:rsid="000b9282" officeooo:paragraph-rsid="000b92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est</text:h>
      <text:p text:style-name="P2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1T10:34:10.143406107</meta:creation-date>
    <dc:date>2021-02-11T10:35:06.908141030</dc:date>
    <meta:editing-duration>PT57S</meta:editing-duration>
    <meta:editing-cycles>1</meta:editing-cycles>
    <meta:document-statistic meta:table-count="0" meta:image-count="0" meta:object-count="0" meta:page-count="1" meta:paragraph-count="2" meta:word-count="2" meta:character-count="8" meta:non-whitespace-character-count="8"/>
    <meta:generator>LibreOffice/6.0.7.3$Linux_X86_64 LibreOffice_project/00m0$Build-3</meta:generator>
  </office:meta>
</office:document-meta>
</file>